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9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6.0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!outpu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model number</text:p>
          </table:table-cell>
          <table:table-cell table:style-name="ce1" office:value-type="string" calcext:value-type="string">
            <text:p>tag point nam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ua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uast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lbatro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0_500_50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40_0_800_8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40_0_0_800_8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0_250_25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corsai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2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okk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_97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fw19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infotranspor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09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_97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s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s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p5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opwithtripla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_97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spitf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128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typho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4_96_170_100_5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4_96_170_1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25_0_0_100_5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25_0_0_100_5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66_175_248_100_5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66_175_248_100_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6_225_176_1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6_225_176_1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6_225_176_1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6_225_176_100_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_uf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computers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_rippl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reetlamp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40_237_146_2_2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streetlamp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48_249_173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12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1200_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0_6000_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6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60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100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0_6000_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100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0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6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60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_1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1750_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250_2000_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mera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mputers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ates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olo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olo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0_125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00_200_200_500_3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echfacto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2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nava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radardish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1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s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s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s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20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x_runway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gun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skywatch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atank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pollo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_3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_3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_3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50_3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100_7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1_244_211_100_2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1_244_211_100_2000_1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1_244_211_100_20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11_204_11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11_204_11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253_100_7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255_255_500_2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255_255_500_2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cyclop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29_194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29_194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0_255_500_600_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00_200_500_10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0_255_0_500_7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3500_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3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0_0_0_500_10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0_0_0_500_10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0_0_0_500_10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0_0_0_500_10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grigor2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0_0_0_500_10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0_224_216_100_15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0_244_103_100_1500_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76_255_91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76_255_91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76_255_91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76_255_91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91_157_255_100_1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91_157_255_100_15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91_157_255_100_15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91_157_255_100_15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91_157_255_100_15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91_157_255_100_1500_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_157_255_100_1500_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ade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vercraft1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leopardtank_10c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1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28_128_0_50_100_3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24_178_37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24_178_37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24_178_37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24_178_37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0_5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25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inotaur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0_20_200_5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02_0_4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02_0_4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15_25_25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193_2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193_25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anoat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anzer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26_64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26_64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26_64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26_64_50_5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poseiden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sturm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one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anktwo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06_86_189_100_6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06_86_189_100_600_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55_36_196_100_6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55_36_196_100_600_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87_2_201_100_6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87_2_201_100_600_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24_2_122_100_6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24_2_122_100_600_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4_170_176_100_6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4_170_176_100_6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38_134_181_100_6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38_134_181_100_600_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horat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p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p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p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pc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pc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128_128_128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17_199_0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17_199_0_10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0_50_1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_255_0_0_50_100_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_zeus_13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15_161_255_200_4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ter_brea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l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_mount_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_mount_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 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9_232_211_1500_4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9_232_211_1500_4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9_232_211_1500_4000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0_20_500_1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27_69_2000_5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_1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9_232_211_1500_4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9_232_211_1500_4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9_232_211_1500_4000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0_20_500_1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27_69_2000_5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pb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p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1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128_128_128_100_500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_moun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nodardocruiser_11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navalmine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_trail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0_0_500_5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_255_255_255_500_1000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ansport_12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xplosion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fir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act_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_ripple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_mount_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mount_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l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_01.ce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st_wave</text:p>
          </table:table-cell>
          <table:table-cell table:number-columns-repeated="1021"/>
        </table:table-row>
        <table:table-row table:style-name="ro1" table:number-rows-repeated="10440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!output'.A1:'!output'.C45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24T17:20:19.087855727</dc:date>
    <meta:editing-duration>PT34S</meta:editing-duration>
    <meta:editing-cycles>1</meta:editing-cycles>
    <meta:document-statistic meta:table-count="1" meta:cell-count="13638" meta:object-count="0"/>
    <meta:generator>LibreOffice/6.3.5.2$Linux_X86_64 LibreOffice_project/30$Build-2</meta:generator>
  </office:meta>
</office:document-meta>
</file>